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0f0f0" draw:textarea-horizontal-align="justify" draw:textarea-vertical-align="top" draw:auto-grow-height="false" fo:min-height="0cm"/>
    </style:style>
    <style:style style:name="gr2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3cm" fo:min-width="0.756cm"/>
    </style:style>
    <style:style style:name="gr3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8cm" fo:min-width="0.514cm"/>
    </style:style>
    <style:style style:name="gr4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756cm"/>
    </style:style>
    <style:style style:name="gr5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16cm" fo:min-width="0.61cm"/>
    </style:style>
    <style:style style:name="gr6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657cm"/>
    </style:style>
    <style:style style:name="gr7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621cm"/>
    </style:style>
    <style:style style:name="gr8" style:family="graphic" style:parent-style-name="standard">
      <style:graphic-properties draw:stroke="solid" draw:marker-end="Arrowheads_20_2" draw:marker-end-width="0.152cm" draw:textarea-horizontal-align="center" draw:textarea-vertical-align="middle"/>
    </style:style>
    <style:style style:name="gr9" style:family="graphic" style:parent-style-name="standard">
      <style:graphic-properties draw:stroke="solid" draw:stroke-dash="Ultrafine_20_Dashed" draw:marker-end="Arrowheads_20_2" draw:marker-end-width="0.152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marker-end="Arrowheads_20_2" draw:marker-end-width="0.152cm" draw:textarea-horizontal-align="center" draw:textarea-vertical-align="middle"/>
    </style:style>
    <style:style style:name="gr11" style:family="graphic" style:parent-style-name="standard">
      <style:graphic-properties draw:stroke="none" draw:stroke-dash="Ultrafine_20_Dashed" svg:stroke-color="#000000" draw:marker-end="Arrowheads_20_2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draw:fill="solid" draw:fill-color="#ffffff" draw:textarea-vertical-align="middle" draw:auto-grow-height="false" fo:min-height="0.749cm" fo:min-width="0.499cm" style:protect="size"/>
    </style:style>
    <style:style style:name="gr13" style:family="graphic" style:parent-style-name="standard">
      <style:graphic-properties draw:stroke="solid" draw:fill="solid" draw:fill-color="#999999" draw:textarea-vertical-align="middle" draw:auto-grow-height="false" fo:min-height="0.749cm" fo:min-width="0.499cm" style:protect="size"/>
    </style:style>
    <style:style style:name="gr14" style:family="graphic" style:parent-style-name="standard">
      <style:graphic-properties draw:stroke="solid" draw:marker-end="Arrowheads_20_2" draw:marker-end-width="0.152cm" draw:textarea-horizontal-align="center" draw:textarea-vertical-align="middle" draw:start-line-spacing-horizontal="0.5cm" draw:start-line-spacing-vertical="0.5cm" draw:end-line-spacing-horizontal="0.5cm" draw:end-line-spacing-vertical="0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pitch="fixed"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5" style:family="paragraph">
      <style:paragraph-properties fo:text-align="center"/>
    </style:style>
    <style:style style:name="P6" style:family="paragraph">
      <style:text-properties fo:font-family="'Courier New'" style:font-pitch="fixed" fo:font-size="10pt"/>
    </style:style>
    <style:style style:name="P7" style:family="paragraph">
      <style:text-properties style:text-position="0% 100%" fo:font-family="'Courier New'" style:font-pitch="fixed" fo:font-size="10pt"/>
    </style:style>
    <style:style style:name="T1" style:family="text">
      <style:text-properties fo:font-family="'Courier New'" style:font-pitch="fixed" fo:font-size="7pt"/>
    </style:style>
    <style:style style:name="T2" style:family="text">
      <style:text-properties fo:font-family="'Courier New'" style:font-style-name="Regular" style:font-pitch="fixed" fo:font-size="10pt"/>
    </style:style>
    <style:style style:name="T3" style:family="text">
      <style:text-properties style:text-position="sub 58%" fo:font-family="'Courier New'" style:font-style-name="Regular" style:font-pitch="fixed" fo:font-size="10pt"/>
    </style:style>
    <style:style style:name="T4" style:family="text">
      <style:text-properties fo:font-family="'Courier New'" style:font-pitch="fixed" fo:font-size="10pt"/>
    </style:style>
    <style:style style:name="T5" style:family="text">
      <style:text-properties style:text-position="sub 58%" fo:font-family="'Courier New'" style:font-pitch="fixed" fo:font-size="10pt"/>
    </style:style>
    <style:style style:name="T6" style:family="text">
      <style:text-properties style:text-position="0% 100%" fo:font-family="'Courier New'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45cm" svg:height="5.182cm" svg:x="0.911cm" svg:y="0.211cm">
          <text:p text:style-name="P1"><text:span text:style-name="T1">prologue</text:span></text:p>
          <draw:enhanced-geometry svg:viewBox="0 0 21600 21600" draw:path-stretchpoint-x="10800" draw:path-stretchpoint-y="10800" draw:text-areas="?f3 ?f4 ?f5 ?f6" draw:type="round-rectangle" draw:modifiers="5789.492430988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7cm" svg:height="5.187cm" svg:x="3.424cm" svg:y="0.211cm">
          <text:p text:style-name="P1"><text:span text:style-name="T1">chunk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7cm" svg:height="5.187cm" svg:x="6.407cm" svg:y="0.211cm">
          <text:p text:style-name="P1"><text:span text:style-name="T1">epilogue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0.756cm" svg:height="0.399cm" svg:x="-0.123cm" svg:y="4.786cm">
          <draw:text-box>
            <text:p text:style-name="P3"><text:span text:style-name="T2"><text:s/></text:span><text:span text:style-name="T2">w </text:span></text:p>
          </draw:text-box>
        </draw:frame>
        <draw:frame draw:style-name="gr3" draw:text-style-name="P4" draw:layer="layout" svg:width="0.761cm" svg:height="0.502cm" svg:x="-0.123cm" svg:y="3.97cm">
          <draw:text-box>
            <text:p text:style-name="P3"><text:span text:style-name="T2"><text:s/></text:span><text:span text:style-name="T2">c</text:span><text:span text:style-name="T3">1</text:span><text:span text:style-name="T2"> </text:span></text:p>
          </draw:text-box>
        </draw:frame>
        <draw:frame draw:style-name="gr4" draw:text-style-name="P4" draw:layer="layout" svg:width="1.061cm" svg:height="0.399cm" svg:x="-0.123cm" svg:y="0.876cm">
          <draw:text-box>
            <text:p text:style-name="P3"><text:span text:style-name="T2"><text:s/></text:span><text:span text:style-name="T2">pop </text:span></text:p>
          </draw:text-box>
        </draw:frame>
        <draw:frame draw:style-name="gr5" draw:text-style-name="P4" draw:layer="layout" svg:width="0.761cm" svg:height="0.502cm" svg:x="-0.123cm" svg:y="3.029cm">
          <draw:text-box>
            <text:p text:style-name="P3"><text:span text:style-name="T2"><text:s/></text:span><text:span text:style-name="T2">c</text:span><text:span text:style-name="T3">2</text:span><text:span text:style-name="T2"> </text:span></text:p>
          </draw:text-box>
        </draw:frame>
        <draw:frame draw:style-name="gr6" draw:text-style-name="P4" draw:layer="layout" svg:width="0.761cm" svg:height="0.502cm" svg:x="-0.123cm" svg:y="2.414cm">
          <draw:text-box>
            <text:p text:style-name="P3"><text:span text:style-name="T2"><text:s/></text:span><text:span text:style-name="T2">c</text:span><text:span text:style-name="T3">3</text:span><text:span text:style-name="T2"> </text:span></text:p>
          </draw:text-box>
        </draw:frame>
        <draw:frame draw:style-name="gr7" draw:text-style-name="P4" draw:layer="layout" svg:width="0.761cm" svg:height="0.502cm" svg:x="-0.123cm" svg:y="1.798cm">
          <draw:text-box>
            <text:p text:style-name="P3"><text:span text:style-name="T2"><text:s/></text:span><text:span text:style-name="T2">c</text:span><text:span text:style-name="T3">4</text:span><text:span text:style-name="T2"> </text:span></text:p>
          </draw:text-box>
        </draw:frame>
        <draw:connector draw:style-name="gr8" draw:text-style-name="P5" draw:layer="layout" draw:type="curve" svg:x1="1.877cm" svg:y1="4.35cm" svg:x2="1.877cm" svg:y2="4.786cm" draw:start-shape="id1" draw:start-glue-point="8" draw:end-shape="id2" draw:end-glue-point="4">
          <text:p text:style-name="P3"/>
        </draw:connector>
        <draw:connector draw:style-name="gr9" draw:text-style-name="P5" draw:layer="layout" draw:type="line" svg:x1="2.012cm" svg:y1="1.852cm" svg:x2="3.769cm" svg:y2="1.2cm" draw:start-shape="id3" draw:start-glue-point="11" draw:end-shape="id4" draw:end-glue-point="7">
          <text:p text:style-name="P3"/>
        </draw:connector>
        <draw:connector draw:style-name="gr9" draw:text-style-name="P5" draw:layer="layout" draw:type="line" svg:x1="2.012cm" svg:y1="2.468cm" svg:x2="3.769cm" svg:y2="1.2cm" draw:start-shape="id5" draw:start-glue-point="11" draw:end-shape="id4" draw:end-glue-point="7">
          <text:p text:style-name="P3"/>
        </draw:connector>
        <draw:connector draw:style-name="gr9" draw:text-style-name="P5" draw:layer="layout" draw:type="line" svg:x1="2.012cm" svg:y1="3.083cm" svg:x2="3.769cm" svg:y2="1.2cm" draw:start-shape="id6" draw:start-glue-point="11" draw:end-shape="id4" draw:end-glue-point="7">
          <text:p text:style-name="P3"/>
        </draw:connector>
        <draw:connector draw:style-name="gr9" draw:text-style-name="P5" draw:layer="layout" draw:type="line" svg:x1="2.012cm" svg:y1="4.024cm" svg:x2="3.769cm" svg:y2="1.2cm" draw:start-shape="id1" draw:start-glue-point="11" draw:end-shape="id4" draw:end-glue-point="7">
          <text:p text:style-name="P3"/>
        </draw:connector>
        <draw:connector draw:style-name="gr10" draw:text-style-name="P5" draw:layer="layout" draw:type="line" svg:x1="2.068cm" svg:y1="1.987cm" svg:x2="4.689cm" svg:y2="1.987cm" draw:start-shape="id3" draw:start-glue-point="10" draw:end-shape="id7" draw:end-glue-point="6">
          <text:p text:style-name="P3"/>
        </draw:connector>
        <draw:connector draw:style-name="gr10" draw:text-style-name="P5" draw:layer="layout" draw:type="line" svg:x1="2.068cm" svg:y1="2.603cm" svg:x2="4.689cm" svg:y2="2.603cm" draw:start-shape="id5" draw:start-glue-point="10" draw:end-shape="id8" draw:end-glue-point="6">
          <text:p text:style-name="P3"/>
        </draw:connector>
        <draw:connector draw:style-name="gr10" draw:text-style-name="P5" draw:layer="layout" draw:type="line" svg:x1="2.068cm" svg:y1="3.218cm" svg:x2="4.689cm" svg:y2="3.218cm" draw:start-shape="id6" draw:start-glue-point="10" draw:end-shape="id9" draw:end-glue-point="6">
          <text:p text:style-name="P3"/>
        </draw:connector>
        <draw:connector draw:style-name="gr10" draw:text-style-name="P5" draw:layer="layout" draw:type="line" svg:x1="2.068cm" svg:y1="2.604cm" svg:x2="4.689cm" svg:y2="3.218cm" draw:start-shape="id5" draw:end-shape="id9" draw:end-glue-point="6">
          <text:p text:style-name="P3"/>
        </draw:connector>
        <draw:connector draw:style-name="gr10" draw:text-style-name="P5" draw:layer="layout" draw:type="line" svg:x1="2.068cm" svg:y1="1.987cm" svg:x2="4.689cm" svg:y2="3.218cm" draw:start-shape="id3" draw:start-glue-point="10" draw:end-shape="id9" draw:end-glue-point="6">
          <text:p text:style-name="P3"/>
        </draw:connector>
        <draw:connector draw:style-name="gr10" draw:text-style-name="P5" draw:layer="layout" draw:type="line" svg:x1="4.039cm" svg:y1="1.2cm" svg:x2="4.743cm" svg:y2="3.083cm" draw:start-shape="id4" draw:start-glue-point="9" draw:end-shape="id9" draw:end-glue-point="5">
          <text:p text:style-name="P3"/>
        </draw:connector>
        <draw:connector draw:style-name="gr10" draw:text-style-name="P5" draw:layer="layout" draw:type="line" svg:x1="2.068cm" svg:y1="1.987cm" svg:x2="4.689cm" svg:y2="2.603cm" draw:start-shape="id3" draw:start-glue-point="10" draw:end-shape="id8" draw:end-glue-point="6">
          <text:p text:style-name="P3"/>
        </draw:connector>
        <draw:connector draw:style-name="gr10" draw:text-style-name="P5" draw:layer="layout" draw:type="line" svg:x1="4.039cm" svg:y1="1.2cm" svg:x2="4.743cm" svg:y2="2.468cm" draw:start-shape="id4" draw:start-glue-point="9" draw:end-shape="id8" draw:end-glue-point="5">
          <text:p text:style-name="P3"/>
        </draw:connector>
        <draw:connector draw:style-name="gr10" draw:text-style-name="P5" draw:layer="layout" draw:type="line" svg:x1="2.068cm" svg:y1="2.603cm" svg:x2="4.689cm" svg:y2="1.987cm" draw:start-shape="id5" draw:start-glue-point="10" draw:end-shape="id7" draw:end-glue-point="6">
          <text:p text:style-name="P3"/>
        </draw:connector>
        <draw:connector draw:style-name="gr10" draw:text-style-name="P5" draw:layer="layout" draw:type="line" svg:x1="2.068cm" svg:y1="3.218cm" svg:x2="4.689cm" svg:y2="2.603cm" draw:start-shape="id6" draw:start-glue-point="10" draw:end-shape="id8" draw:end-glue-point="6">
          <text:p text:style-name="P3"/>
        </draw:connector>
        <draw:connector draw:style-name="gr10" draw:text-style-name="P5" draw:layer="layout" draw:type="line" svg:x1="2.068cm" svg:y1="4.159cm" svg:x2="4.689cm" svg:y2="3.218cm" draw:start-shape="id1" draw:start-glue-point="10" draw:end-shape="id9" draw:end-glue-point="6">
          <text:p text:style-name="P3"/>
        </draw:connector>
        <draw:frame draw:style-name="gr11" draw:text-style-name="P6" draw:layer="layout" svg:width="0.337cm" svg:height="0.502cm" svg:x="1.747cm" svg:y="5.526cm">
          <draw:text-box>
            <text:p text:style-name="P3"><text:span text:style-name="T4">w</text:span><text:span text:style-name="T5">1</text:span></text:p>
          </draw:text-box>
        </draw:frame>
        <draw:frame draw:style-name="gr11" draw:text-style-name="P7" draw:layer="layout" svg:width="0.337cm" svg:height="0.502cm" svg:x="7.727cm" svg:y="5.526cm">
          <draw:text-box>
            <text:p text:style-name="P3"><text:span text:style-name="T6">w</text:span><text:span text:style-name="T5">T</text:span></text:p>
          </draw:text-box>
        </draw:frame>
        <draw:frame draw:style-name="gr11" draw:text-style-name="P6" draw:layer="layout" svg:width="1.975cm" svg:height="0.502cm" svg:x="4.009cm" svg:y="5.526cm">
          <draw:text-box>
            <text:p text:style-name="P3"><text:span text:style-name="T4">w</text:span><text:span text:style-name="T5">2</text:span><text:span text:style-name="T6">,...,w</text:span><text:span text:style-name="T5">T-1</text:span></text:p>
          </draw:text-box>
        </draw:frame>
        <draw:connector draw:style-name="gr10" draw:text-style-name="P5" draw:layer="layout" draw:type="line" svg:x1="4.039cm" svg:y1="1.2cm" svg:x2="4.743cm" svg:y2="1.852cm" draw:start-shape="id4" draw:start-glue-point="9" draw:end-shape="id7" draw:end-glue-point="5">
          <text:p text:style-name="P3"/>
        </draw:connector>
        <draw:custom-shape draw:style-name="gr12" draw:text-style-name="P5" draw:id="id1" draw:layer="layout" svg:width="0.38cm" svg:height="0.38cm" svg:x="1.688cm" svg:y="3.9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6" draw:layer="layout" svg:width="0.38cm" svg:height="0.38cm" svg:x="1.688cm" svg:y="3.02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5" draw:layer="layout" svg:width="0.38cm" svg:height="0.38cm" svg:x="1.688cm" svg:y="2.41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3" draw:layer="layout" svg:width="0.38cm" svg:height="0.38cm" svg:x="1.688cm" svg:y="1.79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2" draw:layer="layout" svg:width="0.38cm" svg:height="0.38cm" svg:x="1.688cm" svg:y="4.78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4" draw:layer="layout" svg:width="0.38cm" svg:height="0.38cm" svg:x="3.715cm" svg:y="0.87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5" draw:layer="layout" draw:type="curve" svg:x1="4.878cm" svg:y1="4.35cm" svg:x2="4.878cm" svg:y2="4.786cm" draw:start-shape="id10" draw:start-glue-point="8" draw:end-shape="id11" draw:end-glue-point="4">
          <text:p text:style-name="P3"/>
        </draw:connector>
        <draw:custom-shape draw:style-name="gr12" draw:text-style-name="P5" draw:id="id10" draw:layer="layout" svg:width="0.38cm" svg:height="0.38cm" svg:x="4.689cm" svg:y="3.9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9" draw:layer="layout" svg:width="0.38cm" svg:height="0.38cm" svg:x="4.689cm" svg:y="3.02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8" draw:layer="layout" svg:width="0.38cm" svg:height="0.38cm" svg:x="4.689cm" svg:y="2.41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7" draw:layer="layout" svg:width="0.38cm" svg:height="0.38cm" svg:x="4.689cm" svg:y="1.79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11" draw:layer="layout" svg:width="0.38cm" svg:height="0.38cm" svg:x="4.689cm" svg:y="4.78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5" draw:layer="layout" draw:type="line" svg:x1="5.07cm" svg:y1="1.987cm" svg:x2="7.691cm" svg:y2="1.987cm" draw:start-shape="id12" draw:start-glue-point="2" draw:end-shape="id13" draw:end-glue-point="6">
          <text:p text:style-name="P3"/>
        </draw:connector>
        <draw:connector draw:style-name="gr10" draw:text-style-name="P5" draw:layer="layout" draw:type="line" svg:x1="5.07cm" svg:y1="2.603cm" svg:x2="7.691cm" svg:y2="2.603cm" draw:start-shape="id14" draw:start-glue-point="2" draw:end-shape="id15" draw:end-glue-point="6">
          <text:p text:style-name="P3"/>
        </draw:connector>
        <draw:connector draw:style-name="gr10" draw:text-style-name="P5" draw:layer="layout" draw:type="line" svg:x1="5.07cm" svg:y1="3.218cm" svg:x2="7.691cm" svg:y2="3.218cm" draw:start-shape="id16" draw:start-glue-point="2" draw:end-shape="id17" draw:end-glue-point="6">
          <text:p text:style-name="P3"/>
        </draw:connector>
        <draw:connector draw:style-name="gr10" draw:text-style-name="P5" draw:id="id14" draw:layer="layout" draw:type="line" svg:x1="5.07cm" svg:y1="2.603cm" svg:x2="7.691cm" svg:y2="3.218cm" draw:end-shape="id17" draw:end-glue-point="6">
          <text:p text:style-name="P3"/>
        </draw:connector>
        <draw:connector draw:style-name="gr10" draw:text-style-name="P5" draw:layer="layout" draw:type="line" svg:x1="5.069cm" svg:y1="1.988cm" svg:x2="7.691cm" svg:y2="3.218cm" draw:start-shape="id7" draw:end-shape="id17" draw:end-glue-point="6">
          <text:p text:style-name="P3"/>
        </draw:connector>
        <draw:connector draw:style-name="gr10" draw:text-style-name="P5" draw:layer="layout" draw:type="line" svg:x1="7.041cm" svg:y1="1.2cm" svg:x2="7.745cm" svg:y2="3.083cm" draw:start-shape="id18" draw:start-glue-point="9" draw:end-shape="id17" draw:end-glue-point="5">
          <text:p text:style-name="P3"/>
        </draw:connector>
        <draw:connector draw:style-name="gr10" draw:text-style-name="P5" draw:id="id12" draw:layer="layout" draw:type="line" svg:x1="5.07cm" svg:y1="1.987cm" svg:x2="7.691cm" svg:y2="2.603cm" draw:end-shape="id15" draw:end-glue-point="6">
          <text:p text:style-name="P3"/>
        </draw:connector>
        <draw:connector draw:style-name="gr10" draw:text-style-name="P5" draw:layer="layout" draw:type="line" svg:x1="7.041cm" svg:y1="1.2cm" svg:x2="7.745cm" svg:y2="2.468cm" draw:start-shape="id18" draw:start-glue-point="9" draw:end-shape="id15" draw:end-glue-point="5">
          <text:p text:style-name="P3"/>
        </draw:connector>
        <draw:connector draw:style-name="gr10" draw:text-style-name="P5" draw:layer="layout" draw:type="line" svg:x1="5.07cm" svg:y1="2.603cm" svg:x2="7.691cm" svg:y2="1.987cm" draw:start-shape="id14" draw:start-glue-point="2" draw:end-shape="id13" draw:end-glue-point="6">
          <text:p text:style-name="P3"/>
        </draw:connector>
        <draw:connector draw:style-name="gr10" draw:text-style-name="P5" draw:id="id16" draw:layer="layout" draw:type="line" svg:x1="5.07cm" svg:y1="3.218cm" svg:x2="7.691cm" svg:y2="2.603cm" draw:end-shape="id15" draw:end-glue-point="6">
          <text:p text:style-name="P3"/>
        </draw:connector>
        <draw:connector draw:style-name="gr10" draw:text-style-name="P5" draw:layer="layout" draw:type="line" svg:x1="5.069cm" svg:y1="4.159cm" svg:x2="7.691cm" svg:y2="3.218cm" draw:start-shape="id10" draw:start-glue-point="10" draw:end-shape="id17" draw:end-glue-point="6">
          <text:p text:style-name="P3"/>
        </draw:connector>
        <draw:connector draw:style-name="gr10" draw:text-style-name="P5" draw:layer="layout" draw:type="line" svg:x1="7.041cm" svg:y1="1.2cm" svg:x2="7.745cm" svg:y2="1.852cm" draw:start-shape="id18" draw:start-glue-point="9" draw:end-shape="id13" draw:end-glue-point="5">
          <text:p text:style-name="P3"/>
        </draw:connector>
        <draw:connector draw:style-name="gr9" draw:text-style-name="P5" draw:layer="layout" draw:type="line" svg:x1="5.013cm" svg:y1="1.852cm" svg:x2="6.771cm" svg:y2="1.2cm" draw:start-shape="id7" draw:start-glue-point="11" draw:end-shape="id18" draw:end-glue-point="7">
          <text:p text:style-name="P3"/>
        </draw:connector>
        <draw:connector draw:style-name="gr9" draw:text-style-name="P5" draw:layer="layout" draw:type="line" svg:x1="5.013cm" svg:y1="2.468cm" svg:x2="6.771cm" svg:y2="1.2cm" draw:start-shape="id8" draw:start-glue-point="11" draw:end-shape="id18" draw:end-glue-point="7">
          <text:p text:style-name="P3"/>
        </draw:connector>
        <draw:connector draw:style-name="gr9" draw:text-style-name="P5" draw:layer="layout" draw:type="line" svg:x1="5.013cm" svg:y1="3.083cm" svg:x2="6.771cm" svg:y2="1.2cm" draw:start-shape="id9" draw:start-glue-point="11" draw:end-shape="id18" draw:end-glue-point="7">
          <text:p text:style-name="P3"/>
        </draw:connector>
        <draw:connector draw:style-name="gr9" draw:text-style-name="P5" draw:layer="layout" draw:type="line" svg:x1="5.013cm" svg:y1="4.024cm" svg:x2="6.771cm" svg:y2="1.2cm" draw:start-shape="id10" draw:start-glue-point="11" draw:end-shape="id18" draw:end-glue-point="7">
          <text:p text:style-name="P3"/>
        </draw:connector>
        <draw:custom-shape draw:style-name="gr12" draw:text-style-name="P5" draw:id="id18" draw:layer="layout" svg:width="0.38cm" svg:height="0.38cm" svg:x="6.717cm" svg:y="0.87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5" draw:layer="layout" draw:type="curve" svg:x1="7.88cm" svg:y1="4.35cm" svg:x2="7.88cm" svg:y2="4.786cm" draw:start-shape="id19" draw:start-glue-point="8" draw:end-shape="id20" draw:end-glue-point="4">
          <text:p text:style-name="P3"/>
        </draw:connector>
        <draw:custom-shape draw:style-name="gr12" draw:text-style-name="P5" draw:id="id19" draw:layer="layout" svg:width="0.38cm" svg:height="0.38cm" svg:x="7.691cm" svg:y="3.9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17" draw:layer="layout" svg:width="0.38cm" svg:height="0.38cm" svg:x="7.691cm" svg:y="3.02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15" draw:layer="layout" svg:width="0.38cm" svg:height="0.38cm" svg:x="7.691cm" svg:y="2.41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13" draw:layer="layout" svg:width="0.38cm" svg:height="0.38cm" svg:x="7.691cm" svg:y="1.79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20" draw:layer="layout" svg:width="0.38cm" svg:height="0.38cm" svg:x="7.691cm" svg:y="4.78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5" draw:layer="layout" draw:type="curve" svg:x1="7.88cm" svg:y1="3.409cm" svg:x2="7.88cm" svg:y2="3.97cm" draw:start-shape="id17" draw:start-glue-point="8" draw:end-shape="id19" draw:end-glue-point="4">
          <text:p text:style-name="P3"/>
        </draw:connector>
        <draw:connector draw:style-name="gr8" draw:text-style-name="P5" draw:layer="layout" draw:type="curve" draw:line-skew="0.396cm 1.837cm" svg:x1="7.745cm" svg:y1="2.738cm" svg:x2="7.88cm" svg:y2="3.97cm" draw:start-shape="id15" draw:start-glue-point="7" draw:end-shape="id19" draw:end-glue-point="4">
          <text:p text:style-name="P3"/>
        </draw:connector>
        <draw:connector draw:style-name="gr8" draw:text-style-name="P5" draw:layer="layout" draw:type="curve" draw:line-skew="0.157cm 0.67cm" svg:x1="7.745cm" svg:y1="2.122cm" svg:x2="7.88cm" svg:y2="3.97cm" draw:start-shape="id13" draw:start-glue-point="7" draw:end-shape="id19" draw:end-glue-point="4">
          <text:p text:style-name="P3"/>
        </draw:connector>
        <draw:connector draw:style-name="gr8" draw:text-style-name="P5" draw:layer="layout" draw:type="curve" draw:line-skew="0.326cm 1.793cm" svg:x1="4.743cm" svg:y1="2.738cm" svg:x2="4.878cm" svg:y2="3.97cm" draw:start-shape="id8" draw:start-glue-point="7" draw:end-shape="id10" draw:end-glue-point="4">
          <text:p text:style-name="P3"/>
        </draw:connector>
        <draw:connector draw:style-name="gr8" draw:text-style-name="P5" draw:layer="layout" draw:type="curve" draw:line-skew="0.128cm 0.624cm" svg:x1="4.743cm" svg:y1="2.122cm" svg:x2="4.878cm" svg:y2="3.97cm" draw:start-shape="id7" draw:start-glue-point="7" draw:end-shape="id10" draw:end-glue-point="4">
          <text:p text:style-name="P3"/>
        </draw:connector>
        <draw:connector draw:style-name="gr8" draw:text-style-name="P5" draw:layer="layout" draw:type="curve" svg:x1="4.878cm" svg:y1="3.409cm" svg:x2="4.878cm" svg:y2="3.97cm" draw:start-shape="id9" draw:start-glue-point="8" draw:end-shape="id10" draw:end-glue-point="4">
          <text:p text:style-name="P3"/>
        </draw:connector>
        <draw:connector draw:style-name="gr8" draw:text-style-name="P5" draw:layer="layout" draw:type="curve" draw:line-skew="-0.177cm 0.392cm" svg:x1="8.071cm" svg:y1="3.218cm" svg:x2="7.88cm" svg:y2="4.786cm" draw:start-shape="id17" draw:start-glue-point="10" draw:end-shape="id20" draw:end-glue-point="4">
          <text:p text:style-name="P3"/>
        </draw:connector>
        <draw:connector draw:style-name="gr8" draw:text-style-name="P5" draw:layer="layout" draw:type="curve" draw:line-skew="0cm 0.739cm" svg:x1="8.071cm" svg:y1="2.603cm" svg:x2="7.88cm" svg:y2="4.786cm" draw:start-shape="id15" draw:start-glue-point="10" draw:end-shape="id20" draw:end-glue-point="4">
          <text:p text:style-name="P3"/>
        </draw:connector>
        <draw:connector draw:style-name="gr8" draw:text-style-name="P5" draw:layer="layout" draw:type="curve" draw:line-skew="0.168cm 1.093cm" svg:x1="8.071cm" svg:y1="1.987cm" svg:x2="7.88cm" svg:y2="4.786cm" draw:start-shape="id13" draw:start-glue-point="10" draw:end-shape="id20" draw:end-glue-point="4">
          <text:p text:style-name="P3"/>
        </draw:connector>
        <draw:connector draw:style-name="gr8" draw:text-style-name="P5" draw:layer="layout" draw:type="curve" draw:line-skew="-0.236cm 0.374cm" svg:x1="2.068cm" svg:y1="3.218cm" svg:x2="1.877cm" svg:y2="4.786cm" draw:start-shape="id6" draw:start-glue-point="10" draw:end-shape="id2" draw:end-glue-point="4">
          <text:p text:style-name="P3"/>
        </draw:connector>
        <draw:connector draw:style-name="gr8" draw:text-style-name="P5" draw:layer="layout" draw:type="curve" draw:line-skew="0cm 0.73cm" svg:x1="2.068cm" svg:y1="2.603cm" svg:x2="1.877cm" svg:y2="4.786cm" draw:start-shape="id5" draw:start-glue-point="10" draw:end-shape="id2" draw:end-glue-point="4">
          <text:p text:style-name="P3"/>
        </draw:connector>
        <draw:connector draw:style-name="gr14" draw:text-style-name="P5" draw:layer="layout" draw:type="curve" draw:line-skew="0.275cm 1.111cm" svg:x1="2.068cm" svg:y1="1.987cm" svg:x2="1.877cm" svg:y2="4.786cm" draw:start-shape="id3" draw:start-glue-point="10" draw:end-shape="id2" draw:end-glue-point="4">
          <text:p text:style-name="P3"/>
        </draw:connector>
        <draw:connector draw:style-name="gr8" draw:text-style-name="P5" draw:layer="layout" draw:type="curve" draw:line-skew="-0.178cm 0.354cm" svg:x1="5.069cm" svg:y1="3.218cm" svg:x2="4.878cm" svg:y2="4.786cm" draw:start-shape="id9" draw:start-glue-point="10" draw:end-shape="id11" draw:end-glue-point="4">
          <text:p text:style-name="P3"/>
        </draw:connector>
        <draw:connector draw:style-name="gr8" draw:text-style-name="P5" draw:layer="layout" draw:type="curve" draw:line-skew="0.012cm 0.71cm" svg:x1="5.069cm" svg:y1="2.603cm" svg:x2="4.878cm" svg:y2="4.786cm" draw:start-shape="id8" draw:start-glue-point="10" draw:end-shape="id11" draw:end-glue-point="4">
          <text:p text:style-name="P3"/>
        </draw:connector>
        <draw:connector draw:style-name="gr8" draw:text-style-name="P5" draw:layer="layout" draw:type="curve" draw:line-skew="0.17cm 1.075cm" svg:x1="5.069cm" svg:y1="1.987cm" svg:x2="4.878cm" svg:y2="4.786cm" draw:start-shape="id7" draw:start-glue-point="10" draw:end-shape="id11" draw:end-glue-point="4">
          <text:p text:style-name="P3"/>
        </draw:connector>
        <draw:connector draw:style-name="gr8" draw:text-style-name="P5" draw:layer="layout" draw:type="curve" draw:line-skew="0.377cm 1.803cm" svg:x1="1.742cm" svg:y1="2.738cm" svg:x2="1.877cm" svg:y2="3.97cm" draw:start-shape="id5" draw:start-glue-point="7" draw:end-shape="id1" draw:end-glue-point="4">
          <text:p text:style-name="P3"/>
        </draw:connector>
        <draw:connector draw:style-name="gr8" draw:text-style-name="P5" draw:layer="layout" draw:type="curve" draw:line-skew="0.157cm 0.592cm" svg:x1="1.742cm" svg:y1="2.122cm" svg:x2="1.877cm" svg:y2="3.97cm" draw:start-shape="id3" draw:start-glue-point="7" draw:end-shape="id1" draw:end-glue-point="4">
          <text:p text:style-name="P3"/>
        </draw:connector>
        <draw:connector draw:style-name="gr8" draw:text-style-name="P5" draw:layer="layout" draw:type="curve" svg:x1="1.877cm" svg:y1="3.409cm" svg:x2="1.877cm" svg:y2="3.97cm" draw:start-shape="id6" draw:start-glue-point="8" draw:end-shape="id1" draw:end-glue-point="4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9.398cm" fo:page-height="6.096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5-04-06T11:52:55</meta:creation-date>
    <dc:creator>Filip Jurcicek</dc:creator>
    <dc:date>2006-06-07T14:23:29</dc:date>
    <dc:language>en-US</dc:language>
    <meta:editing-cycles>40</meta:editing-cycles>
    <meta:editing-duration>PT7H40M12S</meta:editing-duration>
    <meta:user-defined meta:name="Info 1"/>
    <meta:user-defined meta:name="Info 2"/>
    <meta:user-defined meta:name="Info 3"/>
    <meta:user-defined meta:name="Info 4"/>
    <meta:document-statistic meta:object-count="82"/>
  </office:meta>
</office:document-meta>
</file>